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rsid="00161fc9" officeooo:paragraph-rsid="00161fc9"/>
    </style:style>
    <style:style style:name="P2" style:family="paragraph" style:parent-style-name="Text_20_body">
      <style:text-properties officeooo:paragraph-rsid="00161fc9"/>
    </style:style>
    <style:style style:name="P3" style:family="paragraph" style:parent-style-name="Text_20_body">
      <style:text-properties style:text-underline-style="solid" style:text-underline-width="auto" style:text-underline-color="font-color" fo:font-weight="bold" officeooo:rsid="00189b65" officeooo:paragraph-rsid="00189b65" style:font-weight-asian="bold" style:font-weight-complex="bold"/>
    </style:style>
    <style:style style:name="P4" style:family="paragraph" style:parent-style-name="Text_20_body">
      <style:text-properties style:text-underline-style="none" fo:font-weight="normal" officeooo:rsid="001a62f3" officeooo:paragraph-rsid="001a62f3" style:font-weight-asian="normal" style:font-weight-complex="normal"/>
    </style:style>
    <style:style style:name="P5" style:family="paragraph" style:parent-style-name="Text_20_body">
      <style:text-properties style:text-underline-style="none" fo:font-weight="normal" officeooo:rsid="001b8ddc" officeooo:paragraph-rsid="001b8ddc" style:font-weight-asian="normal" style:font-weight-complex="normal"/>
    </style:style>
    <style:style style:name="P6" style:family="paragraph" style:parent-style-name="Text_20_body">
      <style:text-properties style:text-underline-style="none" fo:font-weight="normal" officeooo:rsid="001b8ddc" officeooo:paragraph-rsid="001bc8e2" style:font-weight-asian="normal" style:font-weight-complex="normal"/>
    </style:style>
    <style:style style:name="P7" style:family="paragraph" style:parent-style-name="Text_20_body">
      <style:text-properties style:text-underline-style="none" fo:font-weight="normal" officeooo:rsid="001d8835" officeooo:paragraph-rsid="002225a9" style:font-weight-asian="normal" style:font-weight-complex="normal"/>
    </style:style>
    <style:style style:name="P8" style:family="paragraph" style:parent-style-name="Text_20_body">
      <style:text-properties style:text-underline-style="none" fo:font-weight="normal" officeooo:rsid="0022d748" officeooo:paragraph-rsid="0022d748" style:font-weight-asian="normal" style:font-weight-complex="normal"/>
    </style:style>
    <style:style style:name="P9" style:family="paragraph" style:parent-style-name="Text_20_body">
      <style:text-properties style:text-underline-style="none" fo:font-weight="normal" officeooo:rsid="0026f6ce" officeooo:paragraph-rsid="0026f6ce" style:font-weight-asian="normal" style:font-weight-complex="normal"/>
    </style:style>
    <style:style style:name="P10" style:family="paragraph" style:parent-style-name="Text_20_body">
      <style:text-properties style:text-underline-style="none" fo:font-weight="normal" officeooo:rsid="002cd24a" officeooo:paragraph-rsid="002cd24a" style:font-weight-asian="normal" style:font-weight-complex="normal"/>
    </style:style>
    <style:style style:name="P11" style:family="paragraph" style:parent-style-name="Text_20_body">
      <style:text-properties style:text-underline-style="none" fo:font-weight="bold" officeooo:rsid="001cbeb1" officeooo:paragraph-rsid="001cbeb1" style:font-weight-asian="bold" style:font-weight-complex="bold"/>
    </style:style>
    <style:style style:name="P12" style:family="paragraph" style:parent-style-name="Text_20_body">
      <style:text-properties style:text-underline-style="none" fo:font-weight="bold" officeooo:rsid="001d8835" officeooo:paragraph-rsid="001d8835" style:font-weight-asian="bold" style:font-weight-complex="bold"/>
    </style:style>
    <style:style style:name="P13"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rsid="0015102b" officeooo:paragraph-rsid="0015102b"/>
    </style:style>
    <style:style style:name="P14"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rsid="00161fc9" officeooo:paragraph-rsid="00161fc9"/>
    </style:style>
    <style:style style:name="P15" style:family="paragraph" style:parent-style-name="Text_20_body">
      <style:paragraph-properties fo:padding-left="0in" fo:padding-right="0in" fo:padding-top="0in" fo:padding-bottom="0.0291in" fo:border-left="none" fo:border-right="none" fo:border-top="none" fo:border-bottom="0.99pt solid #000000" style:join-border="false"/>
      <style:text-properties style:text-underline-style="none" fo:font-weight="normal" officeooo:rsid="001b8ddc" officeooo:paragraph-rsid="001bc8e2" style:font-weight-asian="normal" style:font-weight-complex="normal"/>
    </style:style>
    <style:style style:name="P16" style:family="paragraph" style:parent-style-name="Text_20_body" style:list-style-name="L1">
      <style:text-properties officeooo:rsid="00161fc9" officeooo:paragraph-rsid="00161fc9"/>
    </style:style>
    <style:style style:name="P17" style:family="paragraph" style:parent-style-name="Text_20_body" style:list-style-name="L2">
      <style:text-properties style:text-underline-style="none" fo:font-weight="normal" officeooo:rsid="001b8ddc" officeooo:paragraph-rsid="001b8ddc" style:font-weight-asian="normal" style:font-weight-complex="normal"/>
    </style:style>
    <style:style style:name="P18" style:family="paragraph" style:parent-style-name="Text_20_body" style:list-style-name="L2">
      <style:text-properties style:text-underline-style="none" fo:font-weight="normal" officeooo:rsid="001b8ddc" officeooo:paragraph-rsid="001bc8e2" style:font-weight-asian="normal" style:font-weight-complex="normal"/>
    </style:style>
    <style:style style:name="P19" style:family="paragraph" style:parent-style-name="Text_20_body">
      <style:text-properties style:text-underline-style="none" fo:font-weight="normal" officeooo:rsid="002225a9" officeooo:paragraph-rsid="002225a9" style:font-weight-asian="normal" style:font-weight-complex="normal"/>
    </style:style>
    <style:style style:name="P20" style:family="paragraph" style:parent-style-name="Text_20_body" style:list-style-name="L3">
      <style:text-properties style:text-underline-style="none" fo:font-weight="normal" officeooo:rsid="0022d748" officeooo:paragraph-rsid="0022d748" style:font-weight-asian="normal" style:font-weight-complex="normal"/>
    </style:style>
    <style:style style:name="P21" style:family="paragraph" style:parent-style-name="Text_20_body" style:list-style-name="L4">
      <style:text-properties style:text-underline-style="none" fo:font-weight="normal" officeooo:rsid="0026f6ce" officeooo:paragraph-rsid="0026f6ce" style:font-weight-asian="normal" style:font-weight-complex="normal"/>
    </style:style>
    <style:style style:name="P22" style:family="paragraph" style:parent-style-name="Text_20_body" style:list-style-name="L5">
      <style:text-properties style:text-underline-style="none" fo:font-weight="normal" officeooo:rsid="002d6b37" officeooo:paragraph-rsid="002d6b37" style:font-weight-asian="normal" style:font-weight-complex="normal"/>
    </style:style>
    <style:style style:name="P23" style:family="paragraph" style:parent-style-name="Text_20_body">
      <style:text-properties style:text-underline-style="none" fo:font-weight="normal" officeooo:rsid="003759ce" officeooo:paragraph-rsid="003759ce" style:font-weight-asian="normal" style:font-weight-complex="normal"/>
    </style:style>
    <style:style style:name="P24" style:family="paragraph" style:parent-style-name="Text_20_body">
      <style:text-properties style:text-underline-style="none" fo:font-weight="bold" officeooo:rsid="003759ce" officeooo:paragraph-rsid="003759ce" style:font-weight-asian="bold" style:font-weight-complex="bold"/>
    </style:style>
    <style:style style:name="P25" style:family="paragraph" style:parent-style-name="Text_20_body">
      <style:text-properties style:text-underline-style="none" fo:font-weight="bold" officeooo:rsid="003921e3" officeooo:paragraph-rsid="003921e3" style:font-weight-asian="bold" style:font-weight-complex="bold"/>
    </style:style>
    <style:style style:name="P26" style:family="paragraph" style:parent-style-name="Text_20_body" style:list-style-name="L1">
      <style:text-properties officeooo:rsid="003759ce" officeooo:paragraph-rsid="003759ce"/>
    </style:style>
    <style:style style:name="P27" style:family="paragraph" style:parent-style-name="Text_20_body">
      <style:paragraph-properties fo:padding-left="0in" fo:padding-right="0in" fo:padding-top="0in" fo:padding-bottom="0.0291in" fo:border-left="none" fo:border-right="none" fo:border-top="none" fo:border-bottom="0.99pt solid #000000" style:join-border="false"/>
      <style:text-properties style:text-underline-style="none" fo:font-weight="bold" officeooo:rsid="003759ce" officeooo:paragraph-rsid="003759ce" style:font-weight-asian="bold" style:font-weight-complex="bold"/>
    </style:style>
    <style:style style:name="P28" style:family="paragraph" style:parent-style-name="Text_20_body">
      <style:paragraph-properties fo:padding-left="0in" fo:padding-right="0in" fo:padding-top="0in" fo:padding-bottom="0.0291in" fo:border-left="none" fo:border-right="none" fo:border-top="none" fo:border-bottom="0.99pt solid #000000" style:join-border="false"/>
      <style:text-properties style:text-underline-style="none" fo:font-weight="bold" officeooo:rsid="003921e3" officeooo:paragraph-rsid="003921e3" style:font-weight-asian="bold" style:font-weight-complex="bold"/>
    </style:style>
    <style:style style:name="P29" style:family="paragraph" style:parent-style-name="Heading_20_2">
      <style:text-properties officeooo:rsid="00161fc9" officeooo:paragraph-rsid="00161fc9"/>
    </style:style>
    <style:style style:name="T1" style:family="text">
      <style:text-properties officeooo:rsid="001b59e7"/>
    </style:style>
    <style:style style:name="T2" style:family="text">
      <style:text-properties officeooo:rsid="001f6e9e"/>
    </style:style>
    <style:style style:name="T3" style:family="text">
      <style:text-properties officeooo:rsid="0023f9e5"/>
    </style:style>
    <style:style style:name="T4" style:family="text">
      <style:text-properties officeooo:rsid="0027ad75"/>
    </style:style>
    <style:style style:name="T5" style:family="text">
      <style:text-properties officeooo:rsid="002ab3a4"/>
    </style:style>
    <style:style style:name="T6" style:family="text">
      <style:text-properties officeooo:rsid="0030240b"/>
    </style:style>
    <style:style style:name="T7" style:family="text">
      <style:text-properties officeooo:rsid="003759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7">­</text:span>This document is my running resume, which contains everything that I have done</text:h>
      <text:p text:style-name="P13">Select from it to build resumes.</text:p>
      <text:h text:style-name="P29" text:outline-level="2">Projects:</text:h>
      <text:p text:style-name="P2"/>
      <text:p text:style-name="P1">Cheap-game-finder</text:p>
      <text:list xml:id="list204080559" text:style-name="L1">
        <text:list-item>
          <text:p text:style-name="P16">Used Haskell Cabal to implement libraries for XML and JQuery parsing and API interaction.</text:p>
        </text:list-item>
        <text:list-item>
          <text:p text:style-name="P16">This project was done Freshman year of college, and was an honors course project</text:p>
        </text:list-item>
        <text:list-item>
          <text:p text:style-name="P26">Had a basic understanding of SQL (using sql lite)</text:p>
        </text:list-item>
      </text:list>
      <text:p text:style-name="P2">Sudoku-solver</text:p>
      <text:list xml:id="list213614971551879" text:continue-numbering="true" text:style-name="L1">
        <text:list-item>
          <text:p text:style-name="P16">Successfully implemented backtracking algorithm to increase efficiency of the solving algorithm.</text:p>
        </text:list-item>
        <text:list-item>
          <text:p text:style-name="P16">This project was done Sophomore year or college and was a side project</text:p>
        </text:list-item>
      </text:list>
      <text:p text:style-name="P1">Word Search Solver</text:p>
      <text:list xml:id="list213615390752677" text:continue-numbering="true" text:style-name="L1">
        <text:list-item>
          <text:p text:style-name="P16">Implemented full GUI written in Java that included web browser support. Featured extensive use and modification of Swing library components.</text:p>
        </text:list-item>
        <text:list-item>
          <text:p text:style-name="P16">This project was done Junior year of high school and was a final project</text:p>
        </text:list-item>
      </text:list>
      <text:p text:style-name="P1">Binary Bomb Lab</text:p>
      <text:list xml:id="list213614129864598" text:continue-numbering="true" text:style-name="L1">
        <text:list-item>
          <text:p text:style-name="P16">Rendered C program with hidden functions into x86 assembly. Used GDB to trace function calls and examine memory to deduce the purposes of the hidden functions.</text:p>
        </text:list-item>
        <text:list-item>
          <text:p text:style-name="P16">This project was done Sophomore year and was a class project</text:p>
        </text:list-item>
      </text:list>
      <text:p text:style-name="P14"/>
      <text:h text:style-name="Heading_20_2" text:outline-level="2">Experience summaries:</text:h>
      <text:p text:style-name="Text_20_body"/>
      <text:p text:style-name="P3">Deerfoot lodge:</text:p>
      <text:p text:style-name="P4">I was a camp counselor for two years. If you include this in a resume (which maybe don’t, I think I have better things), you can talk about being thrust into new situations and how to handle leadership. You can mention dealing with Ben Evans, or dealing with Luke’s broken hand with Erik Dyrlie on Vanderwacker mountain</text:p>
      <text:p text:style-name="P4">I think the Sous cheff thing is the cooler thing to leverage. <text:span text:style-name="T1">Running and managing a commercial kitchen was very challenging, and challenged my leadership, managerial, </text:span><text:s/><text:span text:style-name="T1">and time management skills. </text:span><text:soft-page-break/><text:span text:style-name="T1">Also, talking about how the other chefs and the head chef left early, so that I had to be in charge of everything.</text:span></text:p>
      <text:p text:style-name="P5">Some highlights:</text:p>
      <text:list xml:id="list2100383906" text:style-name="L2">
        <text:list-item>
          <text:p text:style-name="P17">Organzing inventory, cleaning lists</text:p>
        </text:list-item>
        <text:list-item>
          <text:p text:style-name="P17">Planning well in advance for cooking times.</text:p>
        </text:list-item>
        <text:list-item>
          <text:p text:style-name="P18">Effective use and management of other kitchen worker</text:p>
        </text:list-item>
      </text:list>
      <text:p text:style-name="P15"/>
      <text:p text:style-name="P6"/>
      <text:p text:style-name="P11">IBM <text:span text:style-name="T7">intern stuff</text:span> stuff:</text:p>
      <text:p text:style-name="P12"/>
      <text:p text:style-name="P7">I was an intern for GPFS on the function verification testing (FVT) team. <text:span text:style-name="T2">GPFS is a clustered distributed file system. It has some very complex features, such as snapshot, replication factors, file auditing, compression, encryption, as well as the Spectrum scale layer, which offered support for a lot of enterprise cloud features.</text:span></text:p>
      <text:p text:style-name="P7"/>
      <text:p text:style-name="P19">I was a tester / developing intern. A huge portion of what I did was learning. GPFS is such a complex product, that evening be able to administer is not super straight forward.</text:p>
      <text:p text:style-name="P7"/>
      <text:p text:style-name="P8">By the end of my internship, I was able to create and manage my cluster, uninstall and reinstall all related software, create filesets, new filesystems, run IO workloads, debug traces, and run regression tests.</text:p>
      <text:p text:style-name="P8"/>
      <text:p text:style-name="P8">Here is an overview of some of the “projects” that I did.</text:p>
      <text:p text:style-name="P8"/>
      <text:p text:style-name="P8">The log and logColor project:</text:p>
      <text:list xml:id="list374952651" text:style-name="L3">
        <text:list-item>
          <text:p text:style-name="P20">There was a problem with <text:span text:style-name="T3">with the FVT Perl library. The Perl library had a function that would log output in color. In the terminal, color output is done with Unicode escape characters. The problem is that they were using external script wrappers that grepped output of colored logs. What would happen here is that grep would include the “color begin” character, but not the color end character would not be in the same line. This was because people would log multiple lines in color, and the begin and end characters would be separated by newlines. The end result was that when we used the program “gerontion_gather”, it would turn all of the terminal text red, and their was no clear way to be able to reset it. So, I was tasked with fixing this. The easy solution would be to edit the geonrtion_gather program to not use grep or to not print in color. Instead, I was told that I must preserve all original functionality. Also, my modifications had to </text:span><text:soft-page-break/><text:span text:style-name="T3">be thread safe. The problem is that perl does not have mutexes be default, So I had to wrap non local locks using a semaphore. </text:span></text:p>
        </text:list-item>
      </text:list>
      <text:p text:style-name="P9">C++/C library refactoring</text:p>
      <text:list xml:id="list1080166128" text:style-name="L4">
        <text:list-item>
          <text:p text:style-name="P21">The problem was the C<text:span text:style-name="T5">++ </text:span>lib log <text:span text:style-name="T4">functions would output in the form ClassName::Function. The problem is that people were copying and pasting the functions without changing the underlying string that contained the class and function name. The result was that log statements appeared to print from the wrong places. So my job was to make the log (and halt) functions contextually aware. This was done using the __func__ GCC macro and by adding static strings with the classname to every class (there were 150 of them). Then all of the log and halt function had to be updated (there were between 1000 to 2000 of them). I became very good with the vim macro, and was able to make sophisticated macros to make the changes across all files</text:span></text:p>
        </text:list-item>
      </text:list>
      <text:p text:style-name="P10">fcntl Leasing project</text:p>
      <text:list xml:id="list570670" text:style-name="L5">
        <text:list-item>
          <text:p text:style-name="P22">So there was a defect opened two years about a non standard (non POSIX) <text:span text:style-name="T6">fcntl Linux feature known as fcntl leasing. The problem was that this feature was no documented, but a customer might assume that all of fcntl will work. Fcntl leasing is like a soft lock: anyone can break it, but the lease holder is allowed to respond and then release the lease. GPFS had it’s own APIS, but they were internal Samba interface. So I had to implement a full test plan with how to test fcntl leasing.</text:span></text:p>
        </text:list-item>
      </text:list>
      <text:p text:style-name="P24"/>
      <text:p text:style-name="P27">Research:</text:p>
      <text:p text:style-name="P23">I was an undergraduate research assistant for Doctor Kartik Gopalan at Binghamton university.</text:p>
      <text:p text:style-name="P23">I worked on a project called postcopy fault tolerance, which was an extension of the postcopy live migration technique for virtual machines.</text:p>
      <text:p text:style-name="P23"/>
      <text:p text:style-name="P23">Starting out was sort of challenging. I didn’t know the QEMU/KVM code base, or much about Vms outside of basic coverage in an OS class.</text:p>
      <text:p text:style-name="P23"/>
      <text:p text:style-name="P23">I only had classes two days a week. So I spent a lot of time in the lab reading papers and source code. There was next to no documentation. So it was a lot of writing and tracing function calls, using gdb to display code paths and all that.</text:p>
      <text:p text:style-name="P23"/>
      <text:p text:style-name="P23">The goal of the project was to make postcopy migration fault tolerant. In postcopy migration, the minimum device state and pages are transferred to the destination, while the rest of the pages (guest physical pages) remain on the source. There is a process called demand paging and active push, which is used to transfer the remaining pages in a timely and efficient manner. </text:p>
      <text:p text:style-name="P23"><text:soft-page-break/>The problem is that is if the destination dies, there is no way to recover the VM in a consistent state. So we implemented a micro checkpointing mechanism within QEMU to send pages back to the source, such that the source could recover in a consistent state.</text:p>
      <text:p text:style-name="P23"/>
      <text:p text:style-name="P23">I was an advocate for performance and clean code when appropriate. I applied basic design principles, such as what are we trying to do? What will it take to get there? Can we break it up into smaller steps?</text:p>
      <text:p text:style-name="P23"/>
      <text:p text:style-name="P23">I evaluated the use of REDIS instead of memcached for uses as an in memory key value store, both for speed and flexibility. I wrote a benchmark in C to simulate the micro checkpointing workload.</text:p>
      <text:p text:style-name="P23"/>
      <text:p text:style-name="P23">I helped design and rethink our checkpointing algorithm. I designed iteration 1, my partner designed iteration 2. Iteration 2 had a problem because it was bounded by network performance. I designed the third iteration (S3) <text:s/>of the algorithm, which was 20 times faster than the second (eliminated the network <text:s text:c="2"/>bottle neck)</text:p>
      <text:p text:style-name="P23"/>
      <text:p text:style-name="P28">IBM GNR Developer:</text:p>
      <text:p text:style-name="P25">Cur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08:45:13.167857593</meta:creation-date>
    <meta:generator>LibreOffice/5.3.7.2.0$Linux_X86_64 LibreOffice_project/30$Build-2</meta:generator>
    <dc:date>2018-08-13T21:36:13.216348160</dc:date>
    <meta:editing-duration>PT2H33M13S</meta:editing-duration>
    <meta:editing-cycles>30</meta:editing-cycles>
    <meta:document-statistic meta:table-count="0" meta:image-count="0" meta:object-count="0" meta:page-count="4" meta:paragraph-count="47" meta:word-count="1222" meta:character-count="6994" meta:non-whitespace-character-count="5829"/>
  </office:meta>
</office:document-meta>
</file>